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cd0" officeooo:paragraph-rsid="00117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01:14:59.327597257</meta:creation-date>
    <dc:date>2025-05-04T01:15:10.139227301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